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rdfa="http://docs.oasis-open.org/opendocument/meta/rdfa#"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3" style:family="table-column">
      <style:table-column-properties fo:break-before="auto" style:column-width="2.267cm"/>
    </style:style>
    <style:style style:name="co2" style:family="table-column">
      <style:table-column-properties fo:break-before="auto" style:column-width="1.42cm"/>
    </style:style>
    <style:style style:name="co4" style:family="table-column">
      <style:table-column-properties fo:break-before="auto" style:column-width="2.378cm"/>
    </style:style>
    <style:style style:name="co5" style:family="table-column">
      <style:table-column-properties fo:break-before="auto" style:column-width="1.503cm"/>
    </style:style>
    <style:style style:name="co6" style:family="table-column">
      <style:table-column-properties fo:break-before="auto" style:column-width="4.755cm"/>
    </style:style>
    <style:style style:name="co7" style:family="table-column">
      <style:table-column-properties fo:break-before="auto" style:column-width="5.084cm"/>
    </style:style>
    <style:style style:name="co8" style:family="table-column">
      <style:table-column-properties fo:break-before="auto" style:column-width="4.674cm"/>
    </style:style>
    <style:style style:name="co9" style:family="table-column">
      <style:table-column-properties fo:break-before="auto" style:column-width="20.04cm"/>
    </style:style>
    <style:style style:name="ro2" style:family="table-row">
      <style:table-row-properties style:row-height="0.427cm" fo:break-before="auto" style:use-optimal-row-height="true"/>
    </style:style>
    <style:style style:name="ro3" style:family="table-row">
      <style:table-row-properties style:row-height="1.242cm" fo:break-before="auto" style:use-optimal-row-height="false"/>
    </style:style>
    <style:style style:name="ro4" style:family="table-row">
      <style:table-row-properties style:row-height="0.827cm" fo:break-before="auto" style:use-optimal-row-height="false"/>
    </style:style>
    <style:style style:name="ro5" style:family="table-row">
      <style:table-row-properties style:row-height="6.376cm" fo:break-before="auto" style:use-optimal-row-height="false"/>
    </style:style>
    <style:style style:name="ro6" style:family="table-row">
      <style:table-row-properties style:row-height="6.77cm" fo:break-before="auto" style:use-optimal-row-height="false"/>
    </style:style>
    <style:style style:name="ro7" style:family="table-row">
      <style:table-row-properties style:row-height="4.796cm" fo:break-before="auto" style:use-optimal-row-height="false"/>
    </style:style>
    <style:style style:name="ro8" style:family="table-row">
      <style:table-row-properties style:row-height="3.217cm" fo:break-before="auto" style:use-optimal-row-height="false"/>
    </style:style>
    <style:style style:name="ro9" style:family="table-row">
      <style:table-row-properties style:row-height="22.567cm" fo:break-before="auto" style:use-optimal-row-height="false"/>
    </style:style>
    <style:style style:name="ro10" style:family="table-row">
      <style:table-row-properties style:row-height="5.981cm" fo:break-before="auto" style:use-optimal-row-height="false"/>
    </style:style>
    <style:style style:name="ro11" style:family="table-row">
      <style:table-row-properties style:row-height="3.611cm" fo:break-before="auto" style:use-optimal-row-height="false"/>
    </style:style>
    <style:style style:name="ro12" style:family="table-row">
      <style:table-row-properties style:row-height="4.006cm" fo:break-before="auto" style:use-optimal-row-height="false"/>
    </style:style>
    <style:style style:name="ro13" style:family="table-row">
      <style:table-row-properties style:row-height="7.955cm" fo:break-before="auto" style:use-optimal-row-height="false"/>
    </style:style>
    <style:style style:name="ro14" style:family="table-row">
      <style:table-row-properties style:row-height="12.695cm" fo:break-before="auto" style:use-optimal-row-height="false"/>
    </style:style>
    <style:style style:name="ro15" style:family="table-row">
      <style:table-row-properties style:row-height="2.032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e6e6e6" style:text-align-source="fix" style:repeat-content="false" fo:wrap-option="wrap" fo:border-left="0.002cm solid #000000" fo:border-right="0.002cm solid #000000" fo:border-top="0.002cm solid #000000" style:vertical-align="middle"/>
      <style:paragraph-properties fo:text-align="center" fo:margin-left="0cm"/>
      <style:text-properties fo:font-weight="bold" style:font-weight-asian="bold" style:font-weight-complex="bold"/>
    </style:style>
    <style:style style:name="ce2" style:family="table-cell" style:parent-style-name="Default">
      <style:table-cell-properties fo:border-bottom="none" fo:background-color="#e6e6e6" style:text-align-source="fix" style:repeat-content="false" fo:wrap-option="wrap" fo:border-left="0.002cm solid #000000" fo:border-right="0.002cm solid #000000" fo:border-top="none" style:vertical-align="middle"/>
      <style:paragraph-properties fo:text-align="center" fo:margin-left="0cm"/>
    </style:style>
    <style:style style:name="ce3" style:family="table-cell" style:parent-style-name="Default">
      <style:table-cell-properties style:text-align-source="fix" style:repeat-content="false" fo:wrap-option="wrap" fo:border="0.002cm solid #000000" style:vertical-align="middle"/>
      <style:paragraph-properties fo:text-align="center" fo:margin-left="0cm"/>
    </style:style>
    <style:style style:name="ce4" style:family="table-cell" style:parent-style-name="Default">
      <style:table-cell-properties style:text-align-source="fix" style:repeat-content="false" fo:wrap-option="wrap" style:vertical-align="middle"/>
      <style:paragraph-properties fo:text-align="center" fo:margin-left="0cm"/>
    </style:style>
    <style:style style:name="ce5" style:family="table-cell" style:parent-style-name="Default">
      <style:table-cell-properties fo:border-bottom="none" fo:background-color="#e6e6e6" style:text-align-source="fix" style:repeat-content="false" fo:wrap-option="wrap" fo:border-left="0.002cm solid #000000" fo:border-right="none" fo:border-top="0.002cm solid #000000" style:vertical-align="middle"/>
      <style:paragraph-properties fo:text-align="center" fo:margin-left="0cm"/>
      <style:text-properties fo:font-weight="bold" style:font-weight-asian="bold" style:font-weight-complex="bold"/>
    </style:style>
    <style:style style:name="ce6" style:family="table-cell" style:parent-style-name="Default">
      <style:table-cell-properties fo:border-bottom="none" fo:background-color="#e6e6e6" style:text-align-source="fix" style:repeat-content="false" fo:wrap-option="wrap" fo:border-left="0.002cm solid #000000" fo:border-right="none" fo:border-top="none" style:vertical-align="middle"/>
      <style:paragraph-properties fo:text-align="center" fo:margin-left="0cm"/>
    </style:style>
    <style:style style:name="ce7" style:family="table-cell" style:parent-style-name="Default">
      <style:table-cell-properties style:text-align-source="fix" style:repeat-content="false" fo:border="0.002cm solid #000000" style:vertical-align="middle"/>
      <style:paragraph-properties fo:text-align="center"/>
    </style:style>
    <style:style style:name="ce8" style:family="table-cell" style:parent-style-name="Default">
      <style:table-cell-properties style:text-align-source="fix" style:repeat-content="false" fo:wrap-option="wrap" fo:border="0.002cm solid #000000" style:vertical-align="middle"/>
      <style:paragraph-properties fo:text-align="center" fo:margin-left="0cm"/>
      <style:text-properties fo:font-weight="normal" style:font-weight-asian="normal" style:font-weight-complex="normal"/>
    </style:style>
    <style:style style:name="ce9" style:family="table-cell" style:parent-style-name="Default">
      <style:table-cell-properties style:text-align-source="fix" style:repeat-content="false" fo:wrap-option="wrap" fo:border="0.002cm solid #000000" style:shrink-to-fit="true" style:vertical-align="middle"/>
      <style:paragraph-properties fo:text-align="center" fo:margin-left="0cm"/>
      <style:text-properties fo:font-weight="normal" style:font-weight-asian="normal" style:font-weight-complex="normal" fo:hyphenate="true"/>
    </style:style>
    <style:style style:name="ce10" style:family="table-cell" style:parent-style-name="Default">
      <style:table-cell-properties style:text-align-source="fix" style:repeat-content="false" fo:wrap-option="wrap" fo:border="0.002cm solid #000000" style:vertical-align="middle"/>
      <style:paragraph-properties fo:text-align="center" fo:margin-left="0cm"/>
      <style:text-properties style:font-name="Arial" style:font-name-asian="Droid Sans Fallback" style:font-name-complex="Lohit Hindi"/>
    </style:style>
    <style:style style:name="ta_extref" style:family="table">
      <style:table-properties table:display="false"/>
    </style:style>
    <style:style style:name="T1" style:family="text">
      <style:text-properties fo:language="de" fo:country="DE"/>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font-name="Arial" style:font-name-asian="Droid Sans Fallback" style:font-name-complex="Lohit Hindi"/>
    </style:style>
    <style:style style:name="T6" style:family="text">
      <style:text-properties style:font-name="Arial" fo:font-weight="normal" style:font-name-asian="Droid Sans Fallback" style:font-weight-asian="normal" style:font-name-complex="Lohit Hindi" style:font-weight-complex="normal"/>
    </style:style>
  </office:automatic-styles>
  <office:body>
    <office:spreadsheet>
      <table:table table:name="Sheet1" table:style-name="ta1">
        <office:forms form:automatic-focus="false" form:apply-design-mode="false"/>
        <table:table-column table:style-name="co2"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3" table:number-columns-repeated="1016" table:default-cell-style-name="ce4"/>
        <table:table-row table:style-name="ro3">
          <table:table-cell table:style-name="ce1" office:value-type="string">
            <text:p>Lfd Nr.</text:p>
          </table:table-cell>
          <table:table-cell table:style-name="ce1" office:value-type="string">
            <text:p>Rechtsgebiet</text:p>
          </table:table-cell>
          <table:table-cell table:style-name="ce5" office:value-type="string">
            <text:p>Lfd Nr.</text:p>
          </table:table-cell>
          <table:table-cell table:style-name="ce1" office:value-type="string">
            <text:p>Fragestellung</text:p>
          </table:table-cell>
          <table:table-cell table:style-name="ce1" office:value-type="string">
            <text:p>Ergebnis Erstbewertung</text:p>
          </table:table-cell>
          <table:table-cell table:style-name="ce1" office:value-type="string">
            <text:p>ToDO</text:p>
          </table:table-cell>
          <table:table-cell table:style-name="ce1" office:value-type="string">
            <text:p>Finales Ergebnis der Prüfung</text:p>
          </table:table-cell>
          <table:table-cell table:number-columns-repeated="1016"/>
        </table:table-row>
        <table:table-row table:style-name="ro4">
          <table:table-cell table:style-name="ce2" table:number-columns-repeated="2"/>
          <table:table-cell table:style-name="ce6"/>
          <table:table-cell table:style-name="ce2" table:number-columns-repeated="4"/>
          <table:table-cell table:number-columns-repeated="1016"/>
        </table:table-row>
        <table:table-row table:style-name="ro5">
          <table:table-cell table:style-name="ce3" office:value-type="float" office:value="1">
            <text:p>1</text:p>
          </table:table-cell>
          <table:table-cell table:style-name="ce3" office:value-type="string">
            <text:p>Urheberrecht</text:p>
          </table:table-cell>
          <table:table-cell table:style-name="ce3" office:value-type="float" office:value="1.1">
            <text:p>1,1</text:p>
          </table:table-cell>
          <table:table-cell table:style-name="ce3" office:value-type="string">
            <text:p>Sind Inhalte im öffentlichen RIS, die von Stadträten (ehrenamtliche) verfasst wurden, urheberrechtlich geschützt? </text:p>
            <text:p>Muss <text:span text:style-name="T1">deshalb vor Freigabe die Einverständniserklärung des Urhebers eingeholt werden?</text:span></text:p>
          </table:table-cell>
          <table:table-cell table:style-name="ce3" office:value-type="string">
            <text:p>Es sollte eine allgemeine Einverständniserklärung für die Veröffentlichung der Inhalte des öffentlichen RIS von den Stadträten eingeholt werden und zwar für die zukünftigen und die historischen Inhalte.</text:p>
          </table:table-cell>
          <table:table-cell table:style-name="ce3" office:value-type="string">
            <text:p>Einverständniserklärung formulieren</text:p>
          </table:table-cell>
          <table:table-cell table:style-name="ce8" office:value-type="string">
            <text:p><text:span text:style-name="T2">Anfragen oder Anträge der Stadtratsmitglieder sind immer dann urheberrechtlich schutzfähig, wenn sich deren inhaltliche </text:span><text:span text:style-name="T2">Ausgestaltung im Text, etwa durch die Eigenart der Argumente, der herangezogenen Beispiele, Sinnbilder, Vergleiche, der </text:span><text:span text:style-name="T2">Anordnung der Gedanken besonders hervorhebt. Daher sind Texte, die sich nicht auf die Aufstellung bloßer Ziele oder </text:span><text:span text:style-name="T2">Forderungen beschränken, sondern um die Herstellung eines Argumentations- oder Darstellungszusammenhangs bemüht </text:span><text:span text:style-name="T2">sind, dem Urheberschutz meist zugänglich. Auf den Textumfang kommt es dabei daher weniger an als darauf, ob die </text:span><text:span text:style-name="T2">Gestaltung sprachlich oder inhaltlich banal ist (kein Urheberschutz) oder aber die “persönliche Handschrift” ihres </text:span><text:span text:style-name="T2">Verfassers erkennen lässt (Urheberschutz). Für die urheberrechtliche Schutzfähigkeit kann in Einzelfällen bereits eine </text:span><text:span text:style-name="T2">besonders prägnante und gelungene Überschrift genügen (vgl. z.B. Hertin; Resolutionen – unter urheberrechtlichen </text:span><text:span text:style-name="T2">Gesichtspunkten gesehen, GRUR 1975, 246). </text:span></text:p>
            <text:p><text:span text:style-name="T2"/></text:p>
            <text:p><text:span text:style-name="T2">Es ist deshalb ratsam, eine Einverständniserklärung von allen von der Datenfreigabe betroffenen Stadtratsmitgliedern </text:span><text:span text:style-name="T2">einzuholen. Falls Fraktionsmitarbeiterinnen oder Fraktionsmitarbeiter Anträge oder Anfragen selbst formulieren, sollten </text:span><text:span text:style-name="T2">diese sicherheitshalber auch eine Einverständniserklärung nach dem anliegenden Muster unterzeichnen.</text:span></text:p>
            <text:p/>
            <text:p><text:span text:style-name="T3">Siehe Anlage 1 – Einverständniserklärungen</text:span></text:p>
          </table:table-cell>
          <table:table-cell table:number-columns-repeated="1016"/>
        </table:table-row>
        <table:table-row table:style-name="ro6">
          <table:table-cell table:style-name="ce3" office:value-type="float" office:value="1">
            <text:p>1</text:p>
          </table:table-cell>
          <table:table-cell table:style-name="ce3" office:value-type="string">
            <text:p>Urheberrecht</text:p>
          </table:table-cell>
          <table:table-cell table:style-name="ce3" office:value-type="float" office:value="1.2">
            <text:p>1,2</text:p>
          </table:table-cell>
          <table:table-cell table:style-name="ce3" office:value-type="string">
            <text:p>Sind Inhalte im öffentlichen RIS, die von Mitarbeitenden der Stadt verfasst wurden, urheberrechtlich geschützt? </text:p>
            <text:p>Muss <text:span text:style-name="T1">deshalb vor Freigabe die Einverständniserklärung des Urhebers eingeholt werden?</text:span></text:p>
          </table:table-cell>
          <table:table-cell table:style-name="ce3" office:value-type="string">
            <text:p>Hier kann keine allgemeine Aussage getroffen werden. Es kommt auf die konkrete arbeitsvertragliche Ausgestaltung an. Teilweise behalten die Dienstkräfte das Urheberrecht an Inhalten im RIS (z.B. Verlagskräfte, die auch Bücher schreiben). Kritisch sind auch Dienstkräfte die künstlerisch tätig sind. Bei anderen Dienstkräften, die im Auftrag des Dienstherrn tätig werden, hat die LHM das Urheberrecht.</text:p>
          </table:table-cell>
          <table:table-cell table:style-name="ce3" office:value-type="string">
            <text:p>Gibt es einen Unterschied zwischen privatrechtlichen und öffentlich-rechtlichen Mitarbeitenden? Kann durch eine Anpassung der Dienst- oder Arbeitsordnung Rechtssicherheit geschaffen werden? Wie sind die Dienst- oder Arbeitsordnung in Bezug auf das <text:span text:style-name="T1">Urheberrecht</text:span> an dienstlichen Werken ausgestaltet? Was fällt unter dem Begriff des dienstlichen Werkes? Wann ist mit der finalen Klärung durch das POR zu rechnen?</text:p>
          </table:table-cell>
          <table:table-cell table:style-name="ce3" office:value-type="string">
            <text:p>Das Personalreferat hat diese Frage mittlerweile begutachtet und kommt zu dem Ergebnis, dass ein Beschäftigter im öffentlichen Dienst, der in Erfüllung seiner Arbeitspflichten ein Werk geschaffen hat, seinem Dienstherren bzw. Arbeitgeber stillschweigend all jene Rechte einräumt, die dieser zur Erfüllung seiner Aufgaben benötigt. Einer gesonderten Zustimmung des Urhebers bedarf es daher wohl nicht. Die Details können dem <text:span text:style-name="T3">Gutachten des POR (siehe Anlage 2)</text:span> entnommen werden.</text:p>
          </table:table-cell>
          <table:table-cell table:number-columns-repeated="1016"/>
        </table:table-row>
        <table:table-row table:style-name="ro7">
          <table:table-cell table:style-name="ce3" office:value-type="float" office:value="1">
            <text:p>1</text:p>
          </table:table-cell>
          <table:table-cell table:style-name="ce3" office:value-type="string">
            <text:p>Urheberrecht</text:p>
          </table:table-cell>
          <table:table-cell table:style-name="ce3" office:value-type="float" office:value="1.3">
            <text:p>1,3</text:p>
          </table:table-cell>
          <table:table-cell table:style-name="ce3" office:value-type="string">
            <text:p>Sind Inhalte im öffentlichen RIS, die von Dritten (Gutachtern, etc.) verfasst wurden, urheberrechtlich geschützt? </text:p>
            <text:p>Muß deshalb vor der Freigabe die Einverständniserklärung des Urhebers eingeholt werden?</text:p>
          </table:table-cell>
          <table:table-cell table:style-name="ce3" office:value-type="string">
            <text:p>Hier <text:span text:style-name="T1">muss</text:span> die Einverständniserklärung eingeholt werden.</text:p>
          </table:table-cell>
          <table:table-cell table:style-name="ce3" office:value-type="string">
            <text:p>Einverständniserklärung formulieren</text:p>
          </table:table-cell>
          <table:table-cell table:style-name="ce9" office:value-type="string">
            <text:p><text:span text:style-name="T2">Ja. Inhalte im öffentlichen RIS, die von Dritten (Gutachtern, etc.) verfasst wurden, können urheberrechtlich geschützt sein. </text:span></text:p>
            <text:p><text:span text:style-name="T2"/></text:p>
            <text:p><text:span text:style-name="T2">Urheberrechtlicher Schutz besteht häufig bei umfangreichen oder inhaltlich anspruchsvollen Werken wie Rechtsanwalts</text:span><text:span text:style-name="T2"/><text:span text:style-name="T2">gutachten, Unternehmensberatungsgutachten, Architektenentwürfen, aber auch bei Fotografien, Zeitungsartikeln, Planskiz</text:span><text:span text:style-name="T2"/><text:span text:style-name="T2">zen, Kartendarstellungen etc.</text:span></text:p>
            <text:p><text:span text:style-name="T2"/></text:p>
            <text:p><text:span text:style-name="T2">Von allen Dritten, die zukünftig Inhalte für das RIS bereitstellen, sollte deshalb eine Einverständniserklärung nach dem an</text:span><text:span text:style-name="T2"/><text:span text:style-name="T2">liegenden Muster eingeholt werden.</text:span></text:p>
            <text:p/>
            <text:p><text:span text:style-name="T3">Siehe Anlage 1 - <text:s/>Einverständniserklärung</text:span></text:p>
            <text:p><text:span text:style-name="T3">Siehe auch Punkt 6.1 - Haftung/Schadensersatz</text:span></text:p>
          </table:table-cell>
          <table:table-cell table:number-columns-repeated="1016"/>
        </table:table-row>
        <table:table-row table:style-name="ro5">
          <table:table-cell table:style-name="ce3" office:value-type="float" office:value="1">
            <text:p>1</text:p>
          </table:table-cell>
          <table:table-cell table:style-name="ce3" office:value-type="string">
            <text:p>Urheberrecht</text:p>
          </table:table-cell>
          <table:table-cell table:style-name="ce3" office:value-type="float" office:value="1.4">
            <text:p>1,4</text:p>
          </table:table-cell>
          <table:table-cell table:style-name="ce3" office:value-type="string">
            <text:p>Was ist, wenn man urheberrechtlich geschützte Inhalte aus dem öffentlichen RIS nur als Link auf diesen Inhalt und nicht als Volltext in eine Webseite einbindet? </text:p>
            <text:p>Ist dies <text:span text:style-name="T1">urheberrechtlich</text:span> unbedenklich?</text:p>
          </table:table-cell>
          <table:table-cell table:style-name="ce3" office:value-type="string">
            <text:p>-</text:p>
          </table:table-cell>
          <table:table-cell table:style-name="ce3" office:value-type="string">
            <text:p>rechtliche Klärung nötig</text:p>
          </table:table-cell>
          <table:table-cell table:style-name="ce3" office:value-type="string">
            <text:p>Sowohl das einfache Surface-Linking als auch das Setzen so genannter Deep-Links ist seit der “Paperboy”-Entscheidung des BGH vom 17. Juli 2003 – Az. I ZR 259/00 <text:span text:style-name="T3">grundsätzlich als unproblematisch</text:span> anzusehen. Nach Ansicht des BGH gilt hier das Folgende:</text:p>
            <text:p/>
            <text:p>Wenn das Internet für spezifische Angebote genutzt wird, dann müssen auch die Beschränkungen in Kauf genommen werden, die sich aus dem Allgemeininteresse an der Funktionsfähigkeit des Internets ergeben. Ohne die Inanspruchnahme von Suchdiensten und deren Einsatz von Hyperlinks (gerade in der Form von Deep-Links) ist die sinnvolle Nutzung der unübersehbaren Informationsfülle im World Wide Web praktisch ausgeschlossen. Die Tätigkeit von Suchdiensten und deren Einsatz von Hyperlinks muss deshalb grundsätzlich jedenfalls dann hingenommen werden, wenn diese lediglich den Abruf vom Berechtigten öffentlich zugänglich gemachter Informationsangebote ohne Umgehung technischer Schutzmaßnahmen erleichtern. Wer sein urheberrechtlich geschütztes Werk ohne technische Schutzmaßnahmen im Internet öffentlich zugänglich macht, gibt deshalb konkludent seine Zustimmung zum Setzen eines Links – auch eines Deep-Links.</text:p>
            <text:p/>
            <text:p>Urheberrechtlich problematisch kann aber das so genannte „Framing“ sein. Von Framing spricht man, wenn Teile des fremden Internetauftritts ohne Zustimmung des Rechteinhabers in die eigene Website „inkorporiert“ aufgerufen werden.</text:p>
          </table:table-cell>
          <table:table-cell table:number-columns-repeated="1016"/>
        </table:table-row>
        <table:table-row table:style-name="ro8">
          <table:table-cell table:style-name="ce3" office:value-type="float" office:value="2">
            <text:p>2</text:p>
          </table:table-cell>
          <table:table-cell table:style-name="ce3" office:value-type="string">
            <text:p>Datenschutz</text:p>
          </table:table-cell>
          <table:table-cell table:style-name="ce3" office:value-type="float" office:value="2.1">
            <text:p>2,1</text:p>
          </table:table-cell>
          <table:table-cell table:style-name="ce3" office:value-type="string">
            <text:p>Gibt es Inhalte im öffentlichen RIS, die dem Datenschutz unterliegen?</text:p>
          </table:table-cell>
          <table:table-cell table:style-name="ce3" office:value-type="string">
            <text:p>Inhalte die dem Datenschutz unterliegen darf es jetzt schon im öffentlichen RIS nicht geben. Die Frage des Datenschutzes kann also unkritisch eingeschätzt werden.</text:p>
          </table:table-cell>
          <table:table-cell table:style-name="ce3" office:value-type="string">
            <text:p>Entfällt</text:p>
          </table:table-cell>
          <table:table-cell table:style-name="ce10" office:value-type="string">
            <text:p>Entfällt</text:p>
          </table:table-cell>
          <table:table-cell table:number-columns-repeated="1016"/>
        </table:table-row>
        <table:table-row table:style-name="ro9">
          <table:table-cell table:style-name="ce3" office:value-type="float" office:value="3">
            <text:p>3</text:p>
          </table:table-cell>
          <table:table-cell table:style-name="ce3" office:value-type="string">
            <text:p>Datenbank-recht</text:p>
          </table:table-cell>
          <table:table-cell table:style-name="ce3" office:value-type="float" office:value="3.1">
            <text:p>3,1</text:p>
          </table:table-cell>
          <table:table-cell table:style-name="ce3" office:value-type="string">
            <text:p>Was hat sich die Firma XXXXXX (Entwickler der Datenbank des RIS) <text:s/>schützen lassen? </text:p>
            <text:p>Die Verträge der Firma XXXXX müssen analysiert werden.</text:p>
          </table:table-cell>
          <table:table-cell table:style-name="ce3" office:value-type="string">
            <text:p>-</text:p>
          </table:table-cell>
          <table:table-cell table:style-name="ce3" office:value-type="string">
            <text:p>Beschaffung der Verträge und Analyse der Verträge</text:p>
          </table:table-cell>
          <table:table-cell table:style-name="ce3" office:value-type="string">
            <text:p/>
            <text:p/>
            <text:p/>
            <text:p/>
            <text:p>Dem<text:span text:style-name="T3"> Schutz nach den § 69 a ff UrhG</text:span> unterliegen sowohl der (maschinenlesbare) Objektcode als auch der Quellcode. Auch Schnittstellen wird Schutz gewährt, soweit es nicht um die ihnen zugrundeliegenden Ideen und Grundsätze geht. Nicht geschützt sind daher die Regeln und Methoden der Interoperabilität (d.h. die Schnittstellenspezifikationen), die die ursprüngliche Schnittstelle aufgestellt hat. Schutzfähig ist dagegen die konkrete Implementierung und Anwendung dieser Ideen und Grundsätze in einem Programm. Je mehr eine Schnittstelle vereinheitlicht und standardisiert ist, desto größer wird bei ihr der Anteil an schutzunfähigen Ideen und Grundsätzen sein; die fortschreitende Normierung und Standardisierung im Schnittstellenbereich führt deshalb dazu, dass der Schutz von Schnittstellen mittlerweile eher die Ausnahme bildet.</text:p>
            <text:p/>
            <text:p>Vom Recht an der Software zu unterscheiden sind die <text:span text:style-name="T3">Rechte an der Datenbank</text:span>. § 69 a ff UrhG regeln nur die Rechte an der konkreten softwaretechnischen Umsetzung, welche die Datenbank erzeugt oder den Zugang zur Datenbank ermöglicht. Gemäß <text:span text:style-name="T3">§ 4 Abs. 2 Satz 2 UrhG</text:span> ist die Software aber ausdrücklich nicht Bestandteil des Datenbankwerks. Das bedeutet, dass der Inhaber der Datenbankrechte zwar nicht die Datenbanksoftware “kopieren” darf, wohl aber die logische Struktur und die Inhalte der Datenbank selbst.</text:p>
            <text:p/>
            <text:p>Das so genannte <text:span text:style-name="T3">Datenbankherstellerrecht gemäß § 87a UrhG</text:span> schützt dabei vor allem die wirtschaftliche Investition in die Datenbank. <text:s/>Es besteht daher auch dann, wenn bei der Erstellung der Datenbank keine besondere schöpferische Leistung erforderlich war. Hersteller im Sinne des § 87 a UrhG ist derjenige, der die wesentlichen Investitionen in Bezug auf die Erstellung der Datenbank getätigt hat. <text:s/>Die Datenbank ist nach § 87 a UrhG nicht gegen jede Eingriffshandlung geschützt, sondern nur gegen die Entnahme und Weiterverwendung “wesentlicher” Teile.</text:p>
            <text:p/>
            <text:p>Beruht die Auswahl der Datenbankinhalte oder die Anordnung der ihrer einzelnen Elemente auf einer besonderen schöpferischen Leistung, dann ist insoweit auch die “logische Struktur” der Datenbank durch das <text:span text:style-name="T3">Urheberrecht am </text:span><text:span text:style-name="T3">Datenbankwerk (§ 4 Abs. 2 UrhG)</text:span> geschützt. Datenbankhersteller und Datenbankurheber müssen dabei nicht identisch sein. Datenbankhersteller ist derjenige, der die wesentliche Investition getätigt hat, Datenbankurheber ist dagegen derjenige, der die wesentliche schöpferische Leistung bei der Erstellung bzw. Konzeption der Datenbank erbracht hat. Unserer Einschätzung nach kommt es vor allem darauf an, wer festgelegt hat, welche Metadaten jeweils zu den spezifischen Dokumenten aufgenommen werden und (falls eine logische Verknüpfung der Metadaten oder Inhalte untereinander besteht) wer festgelegt hat, ob und inwieweit die einzelnen Metadaten bzw. Inhalte miteinander verknüpft werden.</text:p>
          </table:table-cell>
          <table:table-cell table:number-columns-repeated="1016"/>
        </table:table-row>
        <table:table-row table:style-name="ro10">
          <table:table-cell table:style-name="ce3" office:value-type="float" office:value="3">
            <text:p>3</text:p>
          </table:table-cell>
          <table:table-cell table:style-name="ce3" office:value-type="string">
            <text:p>Datenbank-recht</text:p>
          </table:table-cell>
          <table:table-cell table:style-name="ce3" office:value-type="float" office:value="3.2">
            <text:p>3,2</text:p>
          </table:table-cell>
          <table:table-cell table:style-name="ce3" office:value-type="string">
            <text:p>Ist es erlaubt, die Inhalte der RIS-Datenbank über das Internet auszulesen und in eine andere Datenbank (Datenbank von openRIS) zu kopieren (Mithilfe eines Softwareprogramms (Wrapper) <text:span text:style-name="T1">Suchanfrage</text:span> starten und <text:span text:style-name="T1">Suchergebnis</text:span> kopieren – sog. Scraping) und diese Datenbankinhalte dann über ein eigenes Webangebot (openRIS) anzeigen zu lassen? </text:p>
          </table:table-cell>
          <table:table-cell table:style-name="ce3" office:value-type="string">
            <text:p>Dieses Vorgehen ist vergleichbar mit dem Vorgehen von Google, die mit Hilfe von Crawlern die Inhalte von Internetseiten indizieren. Dieses Vorgehen ist außerdem vergleichbar mit dem Abtippen von Telefonbüchern. </text:p>
          </table:table-cell>
          <table:table-cell table:style-name="ce3" office:value-type="string">
            <text:p>Scraping der Inhalte des RIS und damit der RIS-Datenbank erlaubt (<text:span text:style-name="T1">urheberrechtlich</text:span>, datenbankrechtlich)?</text:p>
          </table:table-cell>
          <table:table-cell table:style-name="ce3" office:value-type="string">
            <text:p>Soweit die Frage nach dem urheberrechtlichen Datenbankschutz zu Gunsten der LHM geklärt werden kann und nur die Inhalte (z.B. Beschlussvorlagen und zugehörige Metadaten) durch die LHM ausgelesen werden, sehen wir hier kaum Probleme. RIS-Software selbst darf ohne vorherige Zustimmung durch XXXXX (bzw. Rechtsnachfolger) nicht kopiert, verändert oder im Hinblick auf die städtischen Zwecke angepasst werden. Sicherheitsvorkehrungen dürfen nicht umgangen werden. Von der Software angebotene Schnittstellen dürfen genützt, aber im Zweifel nicht angepasst werden.</text:p>
          </table:table-cell>
          <table:table-cell table:number-columns-repeated="1016"/>
        </table:table-row>
        <table:table-row table:style-name="ro11">
          <table:table-cell table:style-name="ce3" office:value-type="float" office:value="3">
            <text:p>3</text:p>
          </table:table-cell>
          <table:table-cell table:style-name="ce3" office:value-type="string">
            <text:p>Datenbank-recht</text:p>
          </table:table-cell>
          <table:table-cell table:style-name="ce3" office:value-type="float" office:value="3.3">
            <text:p>3,3</text:p>
          </table:table-cell>
          <table:table-cell table:style-name="ce3" office:value-type="string">
            <text:p>Ist es erlaubt, die Inhalte der RIS-Datenbank über eine Schnittstelle in eine andere Datenbank zu kopieren (Datenbank von openRIS)?</text:p>
          </table:table-cell>
          <table:table-cell table:style-name="ce3" office:value-type="string">
            <text:p>Was ist genau durch das Datenbankrecht geschützt? Die logische Struktur einer Datenbank? Was hat sich die XXXXX vertraglich schützen lassen (siehe 3.1)? Schöpfungshöhe der RIS-DB?</text:p>
          </table:table-cell>
          <table:table-cell table:style-name="ce3" office:value-type="string">
            <text:p>rechtliche Klärung nötig</text:p>
          </table:table-cell>
          <table:table-cell table:style-name="ce3" office:value-type="string">
            <text:p>Soweit die Frage nach dem urheberrechtlichen Datenbankschutz zu Gunsten der LHM geklärt werden kann, dürfen Inhalte mitsamt Metadaten durch die LHM kopiert werden. RIS-Software selbst darf ohne vorherige Zustimmung durch XXXXX (bzw. Rechtsnachfolger) nicht kopiert, verändert oder im Hinblick auf die städtischen Zwecke angepasst werden. Sicherheitsvorkehrungen dürfen nicht umgangen werden. Von der Software angebotene Schnittstellen dürfen genützt, aber im Zweifel nicht angepasst werden.</text:p>
          </table:table-cell>
          <table:table-cell table:number-columns-repeated="1016"/>
        </table:table-row>
        <table:table-row table:style-name="ro8">
          <table:table-cell table:style-name="ce3" office:value-type="float" office:value="4">
            <text:p>4</text:p>
          </table:table-cell>
          <table:table-cell table:style-name="ce3" office:value-type="string">
            <text:p>Lizenzrecht</text:p>
          </table:table-cell>
          <table:table-cell table:style-name="ce3" office:value-type="float" office:value="4.1">
            <text:p>4,1</text:p>
          </table:table-cell>
          <table:table-cell table:style-name="ce3" office:value-type="string">
            <text:p>Unter welcher Lizenz sollten die RIS-Daten veröffentlicht werden?</text:p>
          </table:table-cell>
          <table:table-cell table:style-name="ce3" office:value-type="string">
            <text:p>Weiterverbreitung erlaubt, Änderung nicht erlaubt, Namensnennung des Urhebers LHM ==&gt; Lizenz CC-BY-ND (creativ-commons-lizenzfamilie)</text:p>
          </table:table-cell>
          <table:table-cell table:style-name="ce7"/>
          <table:table-cell table:style-name="ce3" office:value-type="string">
            <text:p>Die folgenden Lizenzen sind uE am Besten zur Lizensierung der RIS-Datenbank geeignet:</text:p>
            <text:p/>
            <text:p>Grundsätzlich: CC-BY-ND 3.0 (deutsche Version) </text:p>
            <text:p/>
            <text:p>Falls kommerzielle Nutzung ausgeschlossen werden soll: CC-BY-NC-ND 3.0 (deutsche Version)</text:p>
            <text:p/>
            <text:p>Falls Bearbeitungen zugelassen werden sollen: CC-BY-SA 3.0 (deutsche Version)</text:p>
          </table:table-cell>
          <table:table-cell table:number-columns-repeated="1016"/>
        </table:table-row>
        <table:table-row table:style-name="ro12">
          <table:table-cell table:style-name="ce3" office:value-type="float" office:value="4">
            <text:p>4</text:p>
          </table:table-cell>
          <table:table-cell table:style-name="ce3" office:value-type="string">
            <text:p>Lizenzrecht</text:p>
          </table:table-cell>
          <table:table-cell table:style-name="ce3" office:value-type="float" office:value="4.2">
            <text:p>4,2</text:p>
          </table:table-cell>
          <table:table-cell table:style-name="ce3" office:value-type="string">
            <text:p>Ist es okay, wenn die Inhalte des RIS unter einer Lizenz veröffentlicht werden, die eine kommerzielle Nutzung zulässt.</text:p>
          </table:table-cell>
          <table:table-cell table:style-name="ce3" office:value-type="string">
            <text:p>Es ist allgemein schwierig zu bewerten, was unter den Begriff der kommerziellen Nutzung fällt. Auch eine Zeitung, die Informationen aus dem öffentlichen RIS abgreift, betreibt unter Umständen schon eine kommerzielle Nutzung.</text:p>
          </table:table-cell>
          <table:table-cell table:style-name="ce3" office:value-type="string">
            <text:p>Klärung ob eine kommerzielle Nutzung der RIS-Daten ausgeschlossen werden <text:span text:style-name="T1">muss</text:span> oder nicht. Minimal restriktiver Ansatz.</text:p>
          </table:table-cell>
          <table:table-cell table:style-name="ce3" office:value-type="string">
            <text:p>Es ist rechtlich nicht zwingend geboten, eine kommerzielle Nutzung auszuschließen. </text:p>
            <text:p/>
            <text:p>Hier muss letzten Endes politisch entschieden werden, was man will. Ein Ausschluss kommerzieller Nutzungen führt in jedem Fall zu mehr Rechtsunsicherheiten beim potentiellen Nutzer und wird von großen Teilen der “Community” nicht besonders gern gesehen. </text:p>
          </table:table-cell>
          <table:table-cell table:number-columns-repeated="1016"/>
        </table:table-row>
        <table:table-row table:style-name="ro13">
          <table:table-cell table:style-name="ce3" office:value-type="float" office:value="5">
            <text:p>5</text:p>
          </table:table-cell>
          <table:table-cell table:style-name="ce3" office:value-type="string">
            <text:p>Nutzungs-bedingungen des RIS</text:p>
          </table:table-cell>
          <table:table-cell table:style-name="ce3" office:value-type="float" office:value="5.1">
            <text:p>5,1</text:p>
          </table:table-cell>
          <table:table-cell table:style-name="ce3" office:value-type="string">
            <text:p>Verbieten die Nutzungsbedingungen des RIS das automatisierte Auslesen der Daten über ein Softwareprogramm (sog. Scraping)?</text:p>
          </table:table-cell>
          <table:table-cell table:style-name="ce3" office:value-type="string">
            <text:p>Das RIS verweist in seinem Impressum auf das Impressum von München.de. Dort heißt es: Urheberrecht:</text:p>
            <text:p>Das Layout unserer Web-Site, die verwendeten Grafiken sowie die Beiträge sind urheberrechtlich geschützt. Die Seiten dürfen deshalb außer zum privaten Gebrauch ohne unsere ausdrückliche Zustimmung weder ganz noch teilweise übernommen, übersetzt, geändert, vervielfältigt, in elektronischer oder sonstiger Weise gespeichert oder verarbeitet oder auf andere Weise verwendet werden. </text:p>
          </table:table-cell>
          <table:table-cell table:style-name="ce3"/>
          <table:table-cell table:style-name="ce3" office:value-type="string">
            <text:p>Soweit die Frage nach dem urheberrechtlichen Datenbankschutz zu Gunsten der LHM geklärt werden kann, gilt hier das Folgende:</text:p>
            <text:p/>
            <text:p>Die Stadt darf ihre eigene Datenbank selbstverständlich selbst auslesen und die dort enthaltenen Inhalte und Metadaten vervielfältigen. Sie darf dabei aber nicht die RIS-Software selbst verändern oder einzelne Teile der RIS-Software kopieren oder im Hinblick auf die städtischen Zwecke anpassen. Sicherheitsvorkehrungen dürfen nicht umgangen werden. Von der Software angebotene Schnittstellen dürfen genützt, aber im Zweifel nicht angepasst werden.</text:p>
            <text:p/>
            <text:p>Wird die Datenbank unter einer offenen Lizenz veröffentlicht, so geht diese spezielle urheberrechtliche Bestimmung der allgemeinen Regelung im Impressum vor. Dann dürfen die Inhalte und Metadaten (soweit freigegeben) auch von Dritten nach Maßgabe der jeweils verwendeten Lizenz ausgelesen und verbreitet werden. </text:p>
          </table:table-cell>
          <table:table-cell table:number-columns-repeated="1016"/>
        </table:table-row>
        <table:table-row table:style-name="ro14">
          <table:table-cell table:style-name="ce3" office:value-type="float" office:value="6">
            <text:p>6</text:p>
          </table:table-cell>
          <table:table-cell table:style-name="ce3" office:value-type="string">
            <text:p>Haftung / Schadens-ersatz</text:p>
          </table:table-cell>
          <table:table-cell table:style-name="ce3" office:value-type="float" office:value="6.1">
            <text:p>6,1</text:p>
          </table:table-cell>
          <table:table-cell table:style-name="ce3" office:value-type="string">
            <text:p>Wer haftet für Inhalte des RIS, die unter einer Lizenz CC-BY-ND freigegeben wurden und unverändert in ein weiteres Webangebot eingebunden wurden (openRIS) und die urheberrechtlich bedenklich sind? Wer ist <text:span text:style-name="T1">Störer</text:span>? </text:p>
            <text:p>Der Betreiber des openRIS oder die Stadt als Betreiber des RIS?</text:p>
          </table:table-cell>
          <table:table-cell table:style-name="ce3" office:value-type="string">
            <text:p>Die Haftung liegt nicht zwangsläufig beim "openRIS"-Betreiber. Prinzipiell ist die LHM der Störer. Gemäß Impressum im RIS (<text:span text:style-name="T1">Verweis</text:span> auf das Impressum auf München.de) heißt es: Verantwortlich für den Inhalt sind (soweit auf der jeweiligen Seite kein ausdrücklich Verantwortlicher genannt ist) die berufsmäßigen Stadtratsmitglieder, deren Geschäftsbereich betroffen ist. Sind einzelne Angebote nicht einem oder mehreren Referaten eindeutig zuzuordnen, ist für sie Oberbürgermeister Christian Ude verantwortlich. </text:p>
          </table:table-cell>
          <table:table-cell table:style-name="ce3" office:value-type="string">
            <text:p>Haftungsfrage <text:span text:style-name="T1">muss</text:span> geklärt werden.</text:p>
          </table:table-cell>
          <table:table-cell table:style-name="ce3" office:value-type="string">
            <text:p>Gerade die Freigabe von bereits im RIS befindlichen Inhalten, die von “dritten Urhebern” stammen, dürfte <text:span text:style-name="T3">rechtlich sehr </text:span><text:span text:style-name="T3">problematisch</text:span> sein. </text:p>
            <text:p/>
            <text:p>Selbst in denjenigen Fällen, in denen die LHM weitsichtig vorgegangen ist und sich die für eine Veröffentlichung im RIS notwendigen Rechte im Rahmen der Erstellung der Beschlussvorlage hat einräumen lassen, ist sie nicht ohne weiteres dazu berechtigt, die betreffenden Inhalte auch unter einer freien Lizenz weiter zu <text:span text:style-name="T1">lizenzieren.</text:span></text:p>
            <text:p><text:span text:style-name="T1"/></text:p>
            <text:p><text:s/>Eine <text:span text:style-name="T1">Sublizenzierung</text:span> ist urheberrechtlich nämlich als <text:span text:style-name="T3">Einräumung weiterer Nutzungsrechte</text:span> anzusehen. Für die Einräumung weiterer Nutzungsrechte ist nach dem UrhG aber eine <text:span text:style-name="T4">gesonderte</text:span><text:span text:style-name="T2"> Zustimmung des Urhebers</text:span> erforderlich. Die bloße Zustimmung zur Vervielfältigung bzw. zur öffentlichen Wiedergabe genügt nicht. In der Vergangenheit wurden die RIS-Inhalte nicht <text:span text:style-name="T1">unterlizenziert.</text:span> Eine Zustimmung zur <text:span text:style-name="T1">Unterlizenzierung</text:span> musste konsequenterweise auch nicht eingeholt werden. Es kann deshalb nicht davon ausgegangen werden, dass die Urheber der im RIS befindlichen “Drittinhalte” der LHM die zur Open-Content-Freigabe nötige Zustimmung zur <text:span text:style-name="T1">Unterlizenzierung</text:span> erteilt haben.</text:p>
            <text:p><text:span text:style-name="T2"/></text:p>
            <text:p><text:span text:style-name="T2">Soweit die notwendige Zustimmung nicht erteilt wird, würden sowohl “openRIS”-Betreiber als auch Stadt </text:span>verschuldensunabhängig zumindest <text:span text:style-name="T3">auf Unterlassung</text:span> <text:span text:style-name="T2">haften</text:span> und müssten die Rechtsverletzung ggf. für die Zukunft beseitigen. Insoweit können sowohl für "openRIS"-Betreiber als auch für LHM unter Umständen Abmahnkosten entstehen.</text:p>
            <text:p/>
            <text:p>Eine etwaige <text:span text:style-name="T3">Schadensersatzhaftung</text:span> dürfte allein die Stadt treffen. Dem “openRIS”-Betreiber wird in Bezug auf die Rechtsverletzung kaum das für eine Ersatzpflicht nötige Verschulden nachzuweisen sein.</text:p>
            <text:p/>
            <text:p>Pro geltend gemachtem Verletzungsfall ist aller Erfahrung nach eine drei- bis vierstellige Summe einzukalkulieren. Je nach Gestaltung des Einzelfalls sind theoretisch aber deutlich höhere <text:span text:style-name="T3">Schadenssummen</text:span> denkbar. <text:span text:style-name="T5">Aller Voraussicht nach kann </text:span><text:span text:style-name="T5">die LHM die hier entstehenden Kosten zu großen Teilen über ihre </text:span><text:span text:style-name="T6">Haftpflicht-Versicherung</text:span><text:span text:style-name="T5"> regulieren.</text:span></text:p>
            <text:p/>
            <text:p>Da im RIS sehr viele Dokumente eingepflegt werden, ist eine äußerst große Zahl von Rechtsverstößen denkbar. Es wird empfohlen, urheberrechtlich bedenkliche Inhalte in geeigneter Form aus der Datenbank auszusortieren und diese von Anfang an nicht freizugeben.</text:p>
            <text:p/>
            <text:p><text:span text:style-name="T5">Soweit eine entsprechende Vorsortierung durchgeführt wird, ist in tatsächlicher Hinsicht weder mit übermäßig vielen noch </text:span><text:span text:style-name="T5">mit übermäßig hohen Forderungen von Seiten dritter Urheber zu rechnen. </text:span></text:p>
          </table:table-cell>
          <table:table-cell table:number-columns-repeated="1016"/>
        </table:table-row>
        <table:table-row table:style-name="ro15">
          <table:table-cell table:style-name="ce3" office:value-type="float" office:value="7">
            <text:p>7</text:p>
          </table:table-cell>
          <table:table-cell table:style-name="ce3" office:value-type="string">
            <text:p>Patentrecht</text:p>
          </table:table-cell>
          <table:table-cell table:style-name="ce3" office:value-type="float" office:value="7.1">
            <text:p>7,1</text:p>
          </table:table-cell>
          <table:table-cell table:style-name="ce3" office:value-type="string">
            <text:p>Ist die RIS patentrechtlich geschützt? Datenbankschöpfungshöhe?</text:p>
          </table:table-cell>
          <table:table-cell table:style-name="ce3" table:number-columns-repeated="2"/>
          <table:table-cell table:style-name="ce3" office:value-type="string">
            <text:p>Aus den uns vorliegenden Unterlagen ergeben sich <text:span text:style-name="T3">keine Anhaltspunkte</text:span> für <text:span text:style-name="T2">Patentrechte</text:span> im Zusammenhang mit dem RIS.</text:p>
          </table:table-cell>
          <table:table-cell table:number-columns-repeated="1016"/>
        </table:table-row>
        <table:table-row table:style-name="ro4" table:number-rows-repeated="65520">
          <table:table-cell table:number-columns-repeated="1023"/>
        </table:table-row>
        <table:table-row table:style-name="ro4">
          <table:table-cell table:number-columns-repeated="1023"/>
        </table:table-row>
      </table:table>
      <table:table table:name="Sheet2" table:style-name="ta1">
        <table:table-column table:style-name="co3" table:default-cell-style-name="Default"/>
        <table:table-row table:style-name="ro2">
          <table:table-cell/>
        </table:table-row>
      </table:table>
      <table:table table:name="Sheet3" table:style-name="ta1">
        <table:table-column table:style-name="co3" table:default-cell-style-name="Default"/>
        <table:table-row table:style-name="ro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table-cell-properties style:decimal-places="2"/>
      <style:paragraph-properties style:tab-stop-distance="1.27cm"/>
      <style:text-properties style:font-name="Arial"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fo:margin-top="1cm" fo:margin-bottom="1cm" fo:margin-left="1cm" fo:margin-right="1cm" style:shadow="none" fo:background-color="transparent" style:first-page-number="continue" style:scale-to-X="1" style:scale-to-Y="4" style:writing-mode="lr-tb">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11">11.07.2012</text:date>, <text:time>15:21:0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jin </meta:initial-creator>
    <meta:creation-date>2012-03-18T11:57:29</meta:creation-date>
    <dc:date>2012-07-11T15:21:06</dc:date>
    <meta:editing-duration>PT11H24M40S</meta:editing-duration>
    <meta:editing-cycles>263</meta:editing-cycles>
    <meta:generator>OpenOffice.org/3.2$Linux OpenOffice.org_project/320m19$Build-9505</meta:generator>
    <meta:print-date>2012-05-31T15:01:32</meta:print-date>
    <meta:document-statistic meta:table-count="3" meta:cell-count="94" meta:object-count="0"/>
    <meta:user-defined meta:name="Info 1"/>
    <meta:user-defined meta:name="Info 2"/>
    <meta:user-defined meta:name="Info 3"/>
    <meta:user-defined meta:name="Info 4"/>
  </office:meta>
</office:document-meta>
</file>